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88.899994mm" fo:page-width="181.68056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gradient" draw:fill-gradient-name="gradient-2" draw:opacity="100.0%" draw:stroke-linejoin="round" svg:stroke-opacity="100.0%" svg:stroke-width="2.315104mm"/>
    </style:style>
    <style:style style:family="graphic" style:name="style-3">
      <style:graphic-properties draw:fill="solid" draw:fill-color="#ffffff" draw:opacity="100.0%" draw:opacity-name="gradient-3" draw:stroke="none"/>
    </style:style>
  </office:automatic-styles>
  <office:body>
    <office:drawing>
      <draw:page draw:master-page-name="Default" draw:name="page1" draw:style-name="DP1">
        <draw:g draw:id="svg1">
          <draw:g draw:id="layer1">
            <draw:g draw:id="g1260">
              <draw:path svg:d="M 0.0 3782.8696 L 4618.624 0.0 L 4618.624 1875.0001 L 16337.373 1875.0001 L 16337.373 5625.0005 L 4618.624 5625.0005 L 4618.624 7499.9995 L 0.0 3782.8696 z" svg:height="75.0mm" draw:style-name="style-2" draw:transform="rotate(-3.141592653589793) translate(166.81842mm,79.76775mm)" svg:viewBox="0.0 0.0 16337.374 7499.9995" svg:width="163.37373mm"/>
              <draw:path svg:d="M 0.0 678.3048 L 3875.8853 0.0 L 15571.805 0.0 L 15571.805 2215.8667 L 3875.8853 2215.8667 L 3875.8853 3780.8623 L 0.0 678.3048 z" svg:height="37.808624mm" draw:style-name="style-3" draw:transform="rotate(-3.141592653589793) translate(162.22101mm,48.92382mm)" svg:viewBox="0.0 0.0 15571.804 3780.8623" svg:width="155.71803mm"/>
            </draw:g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>
    <draw:gradient draw:angle="0" draw:border="3.0681643%" draw:display-name="gradient-1" draw:end-color="#761006" draw:name="gradient-1" draw:start-color="#db1f0c" draw:style="linear"/>
    <draw:gradient draw:angle="1800" draw:border="3.2403562%" draw:display-name="gradient-2" draw:end-color="#761006" draw:name="gradient-2" draw:start-color="#db1f0c" draw:style="linear"/>
    <draw:opacity draw:angle="1800" draw:border="32.28279%" draw:display-name="gradient-3" draw:end="100.0%" draw:name="gradient-3" draw:start="0.0%" draw:style="linear"/>
  </office:styles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88.899994mm" fo:page-width="181.68056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